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l" fo:country="GR" officeooo:rsid="0010a9f4" officeooo:paragraph-rsid="0010a9f4"/>
    </style:style>
    <style:style style:name="P2" style:family="paragraph" style:parent-style-name="Title">
      <style:text-properties fo:language="el" fo:country="GR" officeooo:rsid="0010a9f4" officeooo:paragraph-rsid="0010a9f4"/>
    </style:style>
    <style:style style:name="P3" style:family="paragraph" style:parent-style-name="Text_20_body">
      <style:text-properties officeooo:paragraph-rsid="0010a9f4"/>
    </style:style>
    <style:style style:name="P4" style:family="paragraph" style:parent-style-name="Heading_20_2">
      <style:text-properties officeooo:rsid="0010a9f4" officeooo:paragraph-rsid="0010a9f4"/>
    </style:style>
    <style:style style:name="P5" style:family="paragraph" style:parent-style-name="Heading_20_2">
      <style:text-properties fo:language="en" fo:country="US" officeooo:rsid="0010a9f4" officeooo:paragraph-rsid="0010a9f4"/>
    </style:style>
    <style:style style:name="P6" style:family="paragraph" style:parent-style-name="Heading_20_3">
      <style:text-properties officeooo:rsid="0010a9f4" officeooo:paragraph-rsid="0010a9f4"/>
    </style:style>
    <style:style style:name="P7" style:family="paragraph" style:parent-style-name="Heading_20_4">
      <style:text-properties officeooo:rsid="001153a0" officeooo:paragraph-rsid="001153a0"/>
    </style:style>
    <style:style style:name="P8" style:family="paragraph" style:parent-style-name="Text_20_body">
      <style:text-properties fo:language="el" fo:country="GR" officeooo:rsid="0010a9f4" officeooo:paragraph-rsid="0010a9f4"/>
    </style:style>
    <style:style style:name="P9" style:family="paragraph" style:parent-style-name="Text_20_body">
      <style:text-properties officeooo:rsid="0010a9f4" officeooo:paragraph-rsid="0010a9f4"/>
    </style:style>
    <style:style style:name="P10" style:family="paragraph" style:parent-style-name="Text_20_body">
      <style:text-properties officeooo:paragraph-rsid="00126d8d"/>
    </style:style>
    <style:style style:name="P11" style:family="paragraph" style:parent-style-name="Text_20_body">
      <style:text-properties officeooo:rsid="00126d8d" officeooo:paragraph-rsid="00126d8d"/>
    </style:style>
    <style:style style:name="P12" style:family="paragraph" style:parent-style-name="Text_20_body">
      <style:text-properties officeooo:rsid="00126d8d" officeooo:paragraph-rsid="0010a9f4"/>
    </style:style>
    <style:style style:name="P13" style:family="paragraph" style:parent-style-name="Text_20_body">
      <style:text-properties fo:font-weight="bold" officeooo:rsid="00126d8d" officeooo:paragraph-rsid="00126d8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53a0"/>
    </style:style>
    <style:style style:name="T3" style:family="text">
      <style:text-properties fo:language="en" fo:country="US" fo:font-weight="bold" officeooo:rsid="001153a0" style:font-weight-asian="bold" style:font-weight-complex="bold"/>
    </style:style>
    <style:style style:name="T4" style:family="text">
      <style:text-properties fo:language="en" fo:country="US" fo:font-weight="bold" officeooo:rsid="00126d8d" style:font-weight-asian="bold" style:font-weight-complex="bold"/>
    </style:style>
    <style:style style:name="T5" style:family="text">
      <style:text-properties fo:language="en" fo:country="US" officeooo:rsid="00126d8d"/>
    </style:style>
    <style:style style:name="T6" style:family="text">
      <style:text-properties fo:language="el" fo:country="GR"/>
    </style:style>
    <style:style style:name="T7" style:family="text">
      <style:text-properties fo:language="el" fo:country="GR" officeooo:rsid="0010a9f4"/>
    </style:style>
    <style:style style:name="T8" style:family="text">
      <style:text-properties fo:font-weight="bold" officeooo:rsid="00126d8d" style:font-weight-asian="bold" style:font-weight-complex="bold"/>
    </style:style>
    <style:style style:name="T9" style:family="text">
      <style:text-properties officeooo:rsid="00126d8d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Zazos Panagiotis</text:span> <text:span text:style-name="T1">Report</text:span></text:p>
      <text:h text:style-name="P4" text:outline-level="2">Dataset</text:h>
      <text:p text:style-name="P3"><text:span text:style-name="T7">The dataset</text:span><text:span text:style-name="T5">s</text:span><text:span text:style-name="T7"> I chose to visualize </text:span><text:span text:style-name="T5">are</text:span><text:span text:style-name="T7"> called <text:s/>“18. Αριθμός παθόντων από οδικά τροχαία ατυχήματα κατά βαθμό ατυχήματος, μήνα και ώρα του εικοσιτετραώρου” </text:span><text:span text:style-name="T5">(from 2018 to 2022)</text:span><text:span text:style-name="T7">, </text:span>sourced from<text:span text:style-name="T7"> </text:span><text:a xlink:type="simple" xlink:href="https://www.statistics.gr/el/statistics/-/publication/SDT04/2022" text:style-name="Internet_20_link" text:visited-style-name="Visited_20_Internet_20_Link"><text:span text:style-name="T7">Ελληνική Στατιστική Αρχή</text:span></text:a></text:p>
      <text:h text:style-name="P7" text:outline-level="4">files</text:h>
      <text:p text:style-name="P1"><text:span text:style-name="T4">dataset_2018, …, dataset_2022</text:span>: <text:span text:style-name="T2">Original Dataset</text:span><text:span text:style-name="T5">s</text:span></text:p>
      <text:p text:style-name="P1"><text:span text:style-name="T4">appended_datasets</text:span><text:span text:style-name="T2">: cleaned dataset </text:span><text:span text:style-name="T5">(implemented a python script to structure this file)</text:span></text:p>
      <text:p text:style-name="P1"><text:span text:style-name="T3">Sheet1 (appended_datasets)</text:span><text:span text:style-name="T2">: exported dataset from Tableau</text:span></text:p>
      <text:p text:style-name="P1"><text:span text:style-name="T3">RoadTrafficAccidents2018-2022</text:span><text:span text:style-name="T2">: workbook</text:span></text:p>
      <text:h text:style-name="P5" text:outline-level="2">Visualization Choice</text:h>
      <text:p text:style-name="P9"><text:span text:style-name="T6">The </text:span><text:span text:style-name="T1">D</text:span><text:span text:style-name="T6">ashboard I set up consists of: </text:span></text:p>
      <text:p text:style-name="P10"><text:span text:style-name="T4">Sheet 1</text:span><text:span text:style-name="T5">: Total Accidents Panel. A heatmap with a blue-orange color palette, helpful for most common forms of colorblindness.</text:span></text:p>
      <text:p text:style-name="P10"><text:span text:style-name="T8">Sheet 2</text:span><text:span text:style-name="T9">: Severity. A detailed total accident report that is linked with the Heatmap above. Goal is to click one or multiple timestamps in a month of given year and see a detailed report about the severity of the accidents.</text:span></text:p>
      <text:p text:style-name="P13">Sheet 3-6:<text:span text:style-name="T10"> These sheets display the total, fatal, serious, light casualties, respectively, as well as a YearOverYear change. The percentage increases (arrow-up) or decreases (arrow-down). </text:span></text:p>
      <text:p text:style-name="P13">Sheets 7-10:<text:span text:style-name="T10"> These graphs display the trend of a given year over the course of a year. The orange line represent the Current Year, whereas the blue area the Previous Year.</text:span></text:p>
      <text:p text:style-name="P13">Current, Previous Year Choices:<text:span text:style-name="T10"> Selected in the Dashboard by the user.</text:span></text:p>
      <text:p text:style-name="P10"><text:span text:style-name="T7"/></text:p>
      <text:h text:style-name="P6" text:outline-level="3">Combination of Worksheets</text:h>
      <text:p text:style-name="P12">The dashboard offers many representations. Selecting a Current Year and a Previous Year, the user can see the comparison and the Year over Year changes on the left panel, surveying the total accidents and which of these were fatal, serious, light. </text:p>
      <text:p text:style-name="P11">On the right panel, the user can <text:span text:style-name="T7">select the hour and month they wish to see the resulting total of all deaths for a specific hour-month, as well as the total for all hour-months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2T21:17:09.904000000</meta:creation-date>
    <dc:date>2024-04-19T16:16:25.385000000</dc:date>
    <meta:editing-duration>PT1H12M36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18" meta:word-count="274" meta:character-count="1760" meta:non-whitespace-character-count="1499"/>
  </office:meta>
</office:document-meta>
</file>